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365f9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Monospace" style:font-family-asian="Monospace" style:font-family-complex="Monospace" fo:background-color="#e8f2fe" fo:color="#000000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9bbb59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Monospace" style:font-family-asian="Monospace" style:font-family-complex="Monospace" fo:background-color="#d4d4d4" fo:color="#000000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fo:color="#9bbb59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Monospace" style:font-family-asian="Monospace" style:font-family-complex="Monospace" fo:background-color="#d4d4d4" fo:color="#000000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fo:color="#9bbb59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10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Monospace" style:font-family-asian="Monospace" style:font-family-complex="Monospace" fo:background-color="#d4d4d4" fo:color="#000000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fo:color="#9bbb59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Monospace" style:font-family-asian="Monospace" style:font-family-complex="Monospace" fo:background-color="#d4d4d4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fo:color="#9bbb59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top="24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6" style:family="paragraph">
      <style:paragraph-properties fo:line-height="100.00%" fo:text-align="left" fo:margin-top="12.00pt"/>
    </style:style>
    <style:style style:name="P7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8" style:family="paragraph">
      <style:paragraph-properties fo:line-height="100.00%" fo:text-align="left" fo:margin-top="12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 fo:margin-top="12.00pt"/>
    </style:style>
    <style:style style:name="P10" style:family="paragraph">
      <style:paragraph-properties fo:line-height="100.00%" fo:text-align="left" fo:margin-left="36.00pt" fo:text-indent="0.00pt" fo:margin-top="12.00pt"/>
    </style:style>
    <style:style style:name="P11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14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15" style:family="paragraph">
      <style:paragraph-properties fo:line-height="100.00%" fo:text-align="left" fo:margin-top="12.00pt"/>
    </style:style>
    <style:style style:name="P16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19" style:family="paragraph">
      <style:paragraph-properties fo:line-height="100.00%" fo:text-align="left" fo:margin-top="12.00pt"/>
    </style:style>
    <style:style style:name="P20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21" style:family="paragraph">
      <style:paragraph-properties fo:line-height="100.00%" fo:text-align="left" fo:margin-top="12.00pt"/>
    </style:style>
    <text:list-style style:name="L2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 fo:margin-top="12.00pt"/>
    </style:style>
    <style:style style:name="P23" style:family="paragraph">
      <style:paragraph-properties fo:line-height="100.00%" fo:text-align="left" fo:margin-left="36.00pt" fo:text-indent="0.00pt" fo:margin-top="12.00pt"/>
    </style:style>
    <text:list-style style:name="L2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 fo:margin-top="12.00pt"/>
    </style:style>
    <style:style style:name="P25" style:family="paragraph">
      <style:paragraph-properties fo:line-height="100.00%" fo:text-align="left" fo:margin-left="36.00pt" fo:text-indent="0.00pt" fo:margin-top="12.00pt"/>
    </style:style>
    <style:style style:name="P26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27" style:family="paragraph">
      <style:paragraph-properties fo:line-height="100.00%" fo:text-align="left" fo:margin-top="12.00pt"/>
    </style:style>
    <style:style style:name="P28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29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30" style:family="paragraph">
      <style:paragraph-properties fo:line-height="100.00%" fo:text-align="left" fo:margin-top="12.00pt"/>
    </style:style>
    <style:style style:name="P31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32" style:family="paragraph">
      <style:paragraph-properties fo:line-height="115.00%" fo:text-align="left" fo:margin-top="10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35" style:family="paragraph">
      <style:paragraph-properties fo:line-height="100.00%" fo:text-align="left" fo:margin-top="12.00pt"/>
    </style:style>
    <style:style style:name="P36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37" style:family="paragraph">
      <style:paragraph-properties fo:line-height="100.00%" fo:text-align="left" fo:margin-top="12.00pt"/>
    </style:style>
    <text:list-style style:name="L3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-18.00pt" fo:text-indent="18.00pt" fo:margin-top="12.00pt"/>
    </style:style>
    <style:style style:name="P39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40" style:family="paragraph">
      <style:paragraph-properties fo:line-height="100.00%" fo:text-align="left" fo:margin-top="12.00pt"/>
    </style:style>
    <style:style style:name="P41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42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43" style:family="paragraph">
      <style:paragraph-properties fo:line-height="100.00%" fo:text-align="left" fo:margin-top="12.00pt"/>
    </style:style>
    <style:style style:name="P44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45" style:family="paragraph">
      <style:paragraph-properties fo:line-height="115.00%" fo:text-align="left" fo:margin-top="10.00pt"/>
    </style:style>
    <style:style style:name="P46" style:family="paragraph">
      <style:paragraph-properties fo:line-height="115.00%" fo:text-align="left" fo:margin-bottom="10.00p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15.00%" fo:text-align="left" fo:margin-left="-18.00pt" fo:text-indent="18.00pt" fo:margin-bottom="10.00pt"/>
    </style:style>
    <style:style style:name="P48" style:family="paragraph">
      <style:paragraph-properties fo:line-height="115.00%" fo:text-align="left" fo:margin-top="10.00pt"/>
    </style:style>
    <style:style style:name="P49" style:family="paragraph">
      <style:paragraph-properties fo:line-height="115.00%" fo:text-align="left" fo:margin-bottom="10.00pt"/>
    </style:style>
    <style:style style:name="P50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51" style:family="paragraph">
      <style:paragraph-properties fo:line-height="100.00%" fo:text-align="left" fo:margin-top="12.00pt"/>
    </style:style>
    <style:style style:name="P52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53" style:family="paragraph">
      <style:paragraph-properties fo:line-height="100.00%" fo:text-align="left" fo:margin-top="12.00pt"/>
    </style:style>
    <text:list-style style:name="L5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 fo:margin-left="-18.00pt" fo:text-indent="18.00pt" fo:margin-top="12.00pt"/>
    </style:style>
    <style:style style:name="P55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56" style:family="paragraph">
      <style:paragraph-properties fo:line-height="100.00%" fo:text-align="left" fo:margin-top="12.00pt"/>
    </style:style>
    <style:style style:name="P57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58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59" style:family="paragraph">
      <style:paragraph-properties fo:line-height="100.00%" fo:text-align="left" fo:margin-top="12.00pt"/>
    </style:style>
    <style:style style:name="P60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63" style:family="paragraph">
      <style:paragraph-properties fo:line-height="100.00%" fo:text-align="left" fo:margin-top="12.00pt"/>
    </style:style>
    <style:style style:name="P64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65" style:family="paragraph">
      <style:paragraph-properties fo:line-height="100.00%" fo:text-align="left" fo:margin-top="12.00pt"/>
    </style:style>
    <text:list-style style:name="L6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 fo:margin-left="-18.00pt" fo:text-indent="18.00pt" fo:margin-top="12.00pt"/>
    </style:style>
    <style:style style:name="P67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68" style:family="paragraph">
      <style:paragraph-properties fo:line-height="100.00%" fo:text-align="left" fo:margin-top="12.00pt"/>
    </style:style>
    <style:style style:name="P69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70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71" style:family="paragraph">
      <style:paragraph-properties fo:line-height="100.00%" fo:text-align="left" fo:margin-top="12.00pt"/>
    </style:style>
    <style:style style:name="P72" style:family="paragraph">
      <style:paragraph-properties fo:line-height="100.00%" fo:text-align="left" fo:margin-left="7.95pt" fo:text-indent="-5.55pt">
        <style:tab-stops>
          <style:tab-stop style:position="103.75pt"/>
          <style:tab-stop style:position="32888.55pt"/>
        </style:tab-stops>
      </style:paragraph-properties>
    </style:style>
    <style:style style:name="P7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551389in"/>
    </style:style>
    <style:style style:name="TableColumn0101" style:family="table-column">
      <style:table-column-properties style:column-width="4.451389in"/>
    </style:style>
    <style:style style:name="Table01" style:family="table">
      <style:table-properties style:width="6.00277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100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101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102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103" style:family="table-row">
      <style:table-row-properties style:min-row-height="0.119444in"/>
    </style:style>
    <style:style style:name="TableCell0103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103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olumn0200" style:family="table-column">
      <style:table-column-properties style:column-width="1.551389in"/>
    </style:style>
    <style:style style:name="TableColumn0201" style:family="table-column">
      <style:table-column-properties style:column-width="4.451389in"/>
    </style:style>
    <style:style style:name="Table02" style:family="table">
      <style:table-properties style:width="6.00277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200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201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202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203" style:family="table-row">
      <style:table-row-properties style:min-row-height="0.119444in"/>
    </style:style>
    <style:style style:name="TableCell0203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203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olumn0300" style:family="table-column">
      <style:table-column-properties style:column-width="1.551389in"/>
    </style:style>
    <style:style style:name="TableColumn0301" style:family="table-column">
      <style:table-column-properties style:column-width="4.451389in"/>
    </style:style>
    <style:style style:name="Table03" style:family="table">
      <style:table-properties style:width="6.0027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300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301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302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303" style:family="table-row">
      <style:table-row-properties style:min-row-height="0.119444in"/>
    </style:style>
    <style:style style:name="TableCell0303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303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olumn0400" style:family="table-column">
      <style:table-column-properties style:column-width="1.551389in"/>
    </style:style>
    <style:style style:name="TableColumn0401" style:family="table-column">
      <style:table-column-properties style:column-width="4.451389in"/>
    </style:style>
    <style:style style:name="Table04" style:family="table">
      <style:table-properties style:width="6.0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400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401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402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403" style:family="table-row">
      <style:table-row-properties style:min-row-height="0.119444in"/>
    </style:style>
    <style:style style:name="TableCell0403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403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olumn0500" style:family="table-column">
      <style:table-column-properties style:column-width="1.551389in"/>
    </style:style>
    <style:style style:name="TableColumn0501" style:family="table-column">
      <style:table-column-properties style:column-width="4.451389in"/>
    </style:style>
    <style:style style:name="Table05" style:family="table">
      <style:table-properties style:width="6.002778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500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501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502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Row0503" style:family="table-row">
      <style:table-row-properties style:min-row-height="0.119444in"/>
    </style:style>
    <style:style style:name="TableCell050300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  <style:style style:name="TableCell050301" style:family="table-cell">
      <style:table-cell-properties fo:border-top="0.006944in solid #000001" fo:border-left="0.006944in solid #000001" fo:border-right="0.006944in solid #000001" fo:border-bottom="0.006944in solid #000001" fo:padding-left="0.077083in" fo:padding-right="0.077083in" fo:vertical-align="top" fo:background-color="#ffffff"/>
    </style:style>
  </office:automatic-styles>
  <office:body>
    <office:text>
      <text:p text:style-name="P1"><text:span text:style-name="T1">5 TESTING</text:span></text:p>
      <text:p text:style-name="P2"><text:span text:style-name="T2"/></text:p>
      <text:p text:style-name="P3"><text:span text:style-name="T3">5.1 Test red de petri e invariantes</text:span></text:p>
      <text:p text:style-name="P4"><text:span text:style-name="T4"/></text:p>
      <text:p text:style-name="P4"><text:span text:style-name="T5">Se crearon 2 unit test, en los cuales, en uno<text:s text:c="2"/>se ejecutan 100 disparos, y se comprueban que se cumplan con los invariantes del sistema.</text:span></text:p>
      <text:p text:style-name="P4"><text:span text:style-name="T5">En el segundo test, se comprueba que la red no posea algunos estados invalidos</text:span></text:p>
      <text:p text:style-name="P4"><text:span text:style-name="T6">testInvariant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Descripción del Test</text:span><text:span text:style-name="T8"/></text:p>
          </table:table-cell>
          <table:table-cell table:style-name="TableCell010001">
            <text:p text:style-name="P6"><text:span text:style-name="T9">Chequea los invariantes de transicion</text:span><text:span text:style-name="T10"/></text:p>
          </table:table-cell>
        </table:table-row>
        <table:table-row table:style-name="TableRow0101">
          <table:table-cell table:style-name="TableCell010100">
            <text:p text:style-name="P8"><text:span text:style-name="T11">Ejecución</text:span><text:span text:style-name="T12"/></text:p>
          </table:table-cell>
          <table:table-cell table:style-name="TableCell010101">
            <text:list text:style-name="L9">
              <text:list-item>
                <text:p text:style-name="P9"><text:span text:style-name="T13">Se crea la red la logica de la red a aplicar</text:span></text:p>
              </text:list-item>
              <text:list-item>
                <text:p text:style-name="P9"><text:span text:style-name="T13">Se ejecutan 1000 disparos de transiciones random</text:span></text:p>
              </text:list-item>
              <text:list-item>
                <text:p text:style-name="P9"><text:span text:style-name="T13">Se comprueba con el codigo de error si las transiciones se ejecutaron correctamente y se cumplen los invariantes</text:span></text:p>
              </text:list-item>
            </text:list>
            <text:p text:style-name="P10"><text:span text:style-name="T14"/></text:p>
          </table:table-cell>
        </table:table-row>
        <table:table-row table:style-name="TableRow0102">
          <table:table-cell table:style-name="TableCell010200">
            <text:p text:style-name="P12"><text:span text:style-name="T15">Resultado esperado</text:span><text:span text:style-name="T16"/></text:p>
          </table:table-cell>
          <table:table-cell table:style-name="TableCell010201">
            <text:p text:style-name="P12"><text:span text:style-name="T17">Recibir “disparar” != -250</text:span><text:span text:style-name="T18"/></text:p>
          </table:table-cell>
        </table:table-row>
        <table:table-row table:style-name="TableRow0103">
          <table:table-cell table:style-name="TableCell010300">
            <text:p text:style-name="P15"><text:span text:style-name="T19">Pass/Fail</text:span><text:span text:style-name="T20"/></text:p>
          </table:table-cell>
          <table:table-cell table:style-name="TableCell010301">
            <text:p text:style-name="P15"><text:span text:style-name="T21">PASS</text:span><text:span text:style-name="T22"/></text:p>
          </table:table-cell>
        </table:table-row>
      </table:table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3">TestEstadosInvalidos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"><text:span text:style-name="T24">Descripción del Test</text:span><text:span text:style-name="T25"/></text:p>
          </table:table-cell>
          <table:table-cell table:style-name="TableCell020001">
            <text:p text:style-name="P19"><text:span text:style-name="T26">Chequea que no ocurran estados invalidos</text:span><text:span text:style-name="T27"/></text:p>
          </table:table-cell>
        </table:table-row>
        <table:table-row table:style-name="TableRow0201">
          <table:table-cell table:style-name="TableCell020100">
            <text:p text:style-name="P21"><text:span text:style-name="T28">Ejecución</text:span><text:span text:style-name="T29"/></text:p>
          </table:table-cell>
          <table:table-cell table:style-name="TableCell020101">
            <text:list text:style-name="L22">
              <text:list-item>
                <text:p text:style-name="P22"><text:span text:style-name="T30">Se crea la red la logica de la red a aplicar</text:span></text:p>
              </text:list-item>
              <text:list-item>
                <text:p text:style-name="P22"><text:span text:style-name="T30">Se ejecutan 1000 disparos de transiciones random</text:span></text:p>
              </text:list-item>
              <text:list-item>
                <text:p text:style-name="P22"><text:span text:style-name="T30">Se chequea que no se produzcan 5 estados invalidos, que son los que traban la red</text:span></text:p>
              </text:list-item>
            </text:list>
            <text:p text:style-name="P23"><text:span text:style-name="T30">Estados: </text:span></text:p>
            <text:list text:style-name="L24">
              <text:list-item>
                <text:p text:style-name="P24"><text:span text:style-name="T30">T0<text:s/></text:span><text:span text:style-name="T31">–</text:span><text:span text:style-name="T32"><text:s/>T8<text:s/></text:span><text:span text:style-name="T33">–</text:span><text:span text:style-name="T34"><text:s/>T17</text:span></text:p>
              </text:list-item>
              <text:list-item>
                <text:p text:style-name="P24"><text:span text:style-name="T34">T0<text:s/></text:span><text:span text:style-name="T35">–</text:span><text:span text:style-name="T36"><text:s/>T6 - T8<text:s/></text:span><text:span text:style-name="T37">–</text:span><text:span text:style-name="T38"><text:s/>T16 - T17 </text:span></text:p>
              </text:list-item>
              <text:list-item>
                <text:p text:style-name="P24"><text:span text:style-name="T38">T10<text:s/></text:span><text:span text:style-name="T39">–</text:span><text:span text:style-name="T40"><text:s/>T11</text:span></text:p>
              </text:list-item>
              <text:list-item>
                <text:p text:style-name="P24"><text:span text:style-name="T40">T1<text:s/></text:span><text:span text:style-name="T41">–</text:span><text:span text:style-name="T42"><text:s/>T2<text:s/></text:span><text:span text:style-name="T43">–</text:span><text:span text:style-name="T44"><text:s/>T9 </text:span></text:p>
              </text:list-item>
              <text:list-item>
                <text:p text:style-name="P24"><text:span text:style-name="T44">T17 - T18</text:span></text:p>
              </text:list-item>
            </text:list>
            <text:p text:style-name="P25"><text:span text:style-name="T45"/></text:p>
          </table:table-cell>
        </table:table-row>
        <table:table-row table:style-name="TableRow0202">
          <table:table-cell table:style-name="TableCell020200">
            <text:p text:style-name="P27"><text:span text:style-name="T46">Resultado esperado</text:span><text:span text:style-name="T47"/></text:p>
          </table:table-cell>
          <table:table-cell table:style-name="TableCell020201">
            <text:p text:style-name="P27"><text:span text:style-name="T48">Ningun estado no deseado</text:span><text:span text:style-name="T49"/></text:p>
          </table:table-cell>
        </table:table-row>
        <table:table-row table:style-name="TableRow0203">
          <table:table-cell table:style-name="TableCell020300">
            <text:p text:style-name="P30"><text:span text:style-name="T50">Pass/Fail</text:span><text:span text:style-name="T51"/></text:p>
          </table:table-cell>
          <table:table-cell table:style-name="TableCell020301">
            <text:p text:style-name="P30"><text:span text:style-name="T52">PASS</text:span><text:span text:style-name="T53"/></text:p>
          </table:table-cell>
        </table:table-row>
      </table:table>
      <text:p text:style-name="P32"><text:span text:style-name="T53"/></text:p>
      <text:p text:style-name="P32"><text:span text:style-name="T54">5.2 Test politica</text:span></text:p>
      <text:p text:style-name="P33"><text:span text:style-name="T55"/></text:p>
      <text:p text:style-name="P33"><text:span text:style-name="T56">Se generaron 6 unit test, en los cuales se ponen a prueba la política de ponderaciones, dada una serie de transiciones sensibilizadas, se comprueba que la política retorna las transiciones esperadas.</text:span></text:p>
      <text:p text:style-name="P33"><text:span text:style-name="T57">ponderacionTest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5"><text:span text:style-name="T58">Descripción del Test</text:span><text:span text:style-name="T59"/></text:p>
          </table:table-cell>
          <table:table-cell table:style-name="TableCell030001">
            <text:p text:style-name="P35"><text:span text:style-name="T60">Control de las politicas deseada y la real</text:span><text:span text:style-name="T61"/></text:p>
          </table:table-cell>
        </table:table-row>
        <table:table-row table:style-name="TableRow0301">
          <table:table-cell table:style-name="TableCell030100">
            <text:p text:style-name="P37"><text:span text:style-name="T62">Ejecución</text:span><text:span text:style-name="T63"/></text:p>
          </table:table-cell>
          <table:table-cell table:style-name="TableCell030101">
            <text:list text:style-name="L38">
              <text:list-item>
                <text:p text:style-name="P38"><text:span text:style-name="T64">Creamos una situacion de transiciones sensibilizadas</text:span></text:p>
              </text:list-item>
              <text:list-item>
                <text:p text:style-name="P38"><text:span text:style-name="T64">Seteamos una politica ponderada</text:span></text:p>
              </text:list-item>
              <text:list-item>
                <text:p text:style-name="P38"><text:span text:style-name="T64">Esperamos la ejecucion de la proxima transicion.</text:span><text:span text:style-name="T65"/></text:p>
              </text:list-item>
            </text:list>
          </table:table-cell>
        </table:table-row>
        <table:table-row table:style-name="TableRow0302">
          <table:table-cell table:style-name="TableCell030200">
            <text:p text:style-name="P40"><text:span text:style-name="T66">Resultado esperado</text:span><text:span text:style-name="T67"/></text:p>
          </table:table-cell>
          <table:table-cell table:style-name="TableCell030201">
            <text:p text:style-name="P40"><text:span text:style-name="T68">Proxima transicion a ejectuar</text:span><text:span text:style-name="T69"/></text:p>
          </table:table-cell>
        </table:table-row>
        <table:table-row table:style-name="TableRow0303">
          <table:table-cell table:style-name="TableCell030300">
            <text:p text:style-name="P43"><text:span text:style-name="T70">Pass/Fail</text:span><text:span text:style-name="T71"/></text:p>
          </table:table-cell>
          <table:table-cell table:style-name="TableCell030301">
            <text:p text:style-name="P43"><text:span text:style-name="T72">PASS</text:span><text:span text:style-name="T73"/></text:p>
          </table:table-cell>
        </table:table-row>
      </table:table>
      <text:p text:style-name="P45"><text:span text:style-name="T74">5.2.1 Casos Testeados:</text:span></text:p>
      <text:p text:style-name="P46"><text:span text:style-name="T75"/></text:p>
      <text:list text:style-name="L47">
        <text:list-item>
          <text:p text:style-name="P47"><text:span text:style-name="T76">Transiciones sensibilizadas: T0<text:s/></text:span><text:span text:style-name="T77">–</text:span><text:span text:style-name="T78"><text:s/>T4<text:s/></text:span><text:span text:style-name="T79">–</text:span><text:span text:style-name="T80"><text:s/>T14<text:line-break/>Ponderación: A: 2, B: 1, C: 1.<text:line-break/>Resultado esperado: Retornar transición T4</text:span></text:p>
        </text:list-item>
        <text:list-item>
          <text:p text:style-name="P47"><text:span text:style-name="T80">Transiciones sensibilizadas: T0<text:s/></text:span><text:span text:style-name="T81">–</text:span><text:span text:style-name="T82"><text:s/>T4<text:s/></text:span><text:span text:style-name="T83">–</text:span><text:span text:style-name="T84"><text:s/>T14<text:line-break/>Ponderación: A: 1, B: 2, C: 1.<text:line-break/>Resultado esperado: Retornar transición T0</text:span></text:p>
        </text:list-item>
        <text:list-item>
          <text:p text:style-name="P47"><text:span text:style-name="T84">Transiciones sensibilizadas: T0<text:s/></text:span><text:span text:style-name="T85">–</text:span><text:span text:style-name="T86"><text:s/>T4<text:s/></text:span><text:span text:style-name="T87">–</text:span><text:span text:style-name="T88"><text:s/>T14<text:line-break/>Ponderación: A: 1, B: 1, C: 2.<text:line-break/>Resultado esperado: Retornar transición T14</text:span></text:p>
        </text:list-item>
        <text:list-item>
          <text:p text:style-name="P47"><text:span text:style-name="T88">Transiciones sensibilizadas: T0<text:s/></text:span><text:span text:style-name="T89">–</text:span><text:span text:style-name="T90"><text:s/>T4<text:s/></text:span><text:span text:style-name="T91">–</text:span><text:span text:style-name="T92"><text:s/>T14<text:line-break/>Ponderación: A: 2, B: 3, C: 1.<text:line-break/>Ultima transición disparada: T3.<text:line-break/>Resultado esperado: Retornar transición T4</text:span></text:p>
        </text:list-item>
        <text:list-item>
          <text:p text:style-name="P47"><text:span text:style-name="T92">Transiciones sensibilizadas: T0<text:s/></text:span><text:span text:style-name="T93">–</text:span><text:span text:style-name="T94"><text:s/>T4<text:s/></text:span><text:span text:style-name="T95">–</text:span><text:span text:style-name="T96"><text:s/>T14<text:line-break/>Ponderación: A: 1, B: 2, C: 3.<text:line-break/>Ultima transición disparada: T19.<text:line-break/>Resultado esperado: Retornar transición T0</text:span></text:p>
        </text:list-item>
        <text:list-item>
          <text:p text:style-name="P47"><text:span text:style-name="T96">Transiciones sensibilizadas: T0<text:s/></text:span><text:span text:style-name="T97">–</text:span><text:span text:style-name="T98"><text:s/>T4<text:s/></text:span><text:span text:style-name="T99">–</text:span><text:span text:style-name="T100"><text:s/>T14<text:line-break/>Ponderación: A: 3, B: 1, C: 2.<text:line-break/>Ultima transición disparada: T13.<text:line-break/>Resultado esperado: Retornar transición T14</text:span></text:p>
        </text:list-item>
      </text:list>
      <text:p text:style-name="P48"><text:span text:style-name="T101">5.3 Test colas</text:span></text:p>
      <text:p text:style-name="P49"><text:span text:style-name="T102"><text:line-break/></text:span><text:span text:style-name="T103">Se crearon 2 unit test, los cuales comprueban el buen funcionamiento de las funciones ir() y sacar() de las colas, las cuales envían un hilo (y una lo libera) a la cola, y verifica que el vector retornado devuelva los valores correspondientes.</text:span></text:p>
      <text:p text:style-name="P49"><text:span text:style-name="T104">irTest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1"><text:span text:style-name="T105">Descripción del Test</text:span><text:span text:style-name="T106"/></text:p>
          </table:table-cell>
          <table:table-cell table:style-name="TableCell040001">
            <text:p text:style-name="P51"><text:span text:style-name="T107">Controlar que el fue hilo que a la cola correspondiente</text:span><text:span text:style-name="T108"/></text:p>
          </table:table-cell>
        </table:table-row>
        <table:table-row table:style-name="TableRow0401">
          <table:table-cell table:style-name="TableCell040100">
            <text:p text:style-name="P53"><text:span text:style-name="T109">Ejecución</text:span><text:span text:style-name="T110"/></text:p>
          </table:table-cell>
          <table:table-cell table:style-name="TableCell040101">
            <text:list text:style-name="L54">
              <text:list-item>
                <text:p text:style-name="P54"><text:span text:style-name="T111">Se crea el hilo 0</text:span></text:p>
              </text:list-item>
              <text:list-item>
                <text:p text:style-name="P54"><text:span text:style-name="T111">Se inicia el hilo</text:span></text:p>
              </text:list-item>
              <text:list-item>
                <text:p text:style-name="P54"><text:span text:style-name="T111">Se manda a dormir</text:span></text:p>
              </text:list-item>
              <text:list-item>
                <text:p text:style-name="P54"><text:span text:style-name="T111">Se controla que en las colas en la posicion 5 este un hilo</text:span><text:span text:style-name="T112"/></text:p>
              </text:list-item>
            </text:list>
          </table:table-cell>
        </table:table-row>
        <table:table-row table:style-name="TableRow0402">
          <table:table-cell table:style-name="TableCell040200">
            <text:p text:style-name="P56"><text:span text:style-name="T113">Resultado esperado</text:span><text:span text:style-name="T114"/></text:p>
          </table:table-cell>
          <table:table-cell table:style-name="TableCell040201">
            <text:p text:style-name="P56"><text:span text:style-name="T115">Que en la cola deseada haya un hilo</text:span><text:span text:style-name="T116"/></text:p>
          </table:table-cell>
        </table:table-row>
        <table:table-row table:style-name="TableRow0403">
          <table:table-cell table:style-name="TableCell040300">
            <text:p text:style-name="P59"><text:span text:style-name="T117">Pass/Fail</text:span><text:span text:style-name="T118"/></text:p>
          </table:table-cell>
          <table:table-cell table:style-name="TableCell040301">
            <text:p text:style-name="P59"><text:span text:style-name="T119">PASS</text:span><text:span text:style-name="T120"/></text:p>
          </table:table-cell>
        </table:table-row>
      </table:table>
      <text:p text:style-name="P61"><text:span text:style-name="T120"/></text:p>
      <text:p text:style-name="P61"><text:span text:style-name="T121">SacarTest</text:span></text:p>
      <text:p text:style-name="P61"><text:span text:style-name="T122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3"><text:span text:style-name="T123">Descripción del Test</text:span><text:span text:style-name="T124"/></text:p>
          </table:table-cell>
          <table:table-cell table:style-name="TableCell050001">
            <text:p text:style-name="P63"><text:span text:style-name="T125">Chequeo que cuando un hilo sale de la cola no quede nadie</text:span><text:span text:style-name="T126"/></text:p>
          </table:table-cell>
        </table:table-row>
        <table:table-row table:style-name="TableRow0501">
          <table:table-cell table:style-name="TableCell050100">
            <text:p text:style-name="P65"><text:span text:style-name="T127">Ejecución</text:span><text:span text:style-name="T128"/></text:p>
          </table:table-cell>
          <table:table-cell table:style-name="TableCell050101">
            <text:list text:style-name="L66">
              <text:list-item>
                <text:p text:style-name="P66"><text:span text:style-name="T129">Creo dos hilos uno que agrega un hilo a una cola y otro que lo saca</text:span></text:p>
              </text:list-item>
              <text:list-item>
                <text:p text:style-name="P66"><text:span text:style-name="T129">Inicializo los hilos </text:span></text:p>
              </text:list-item>
              <text:list-item>
                <text:p text:style-name="P66"><text:span text:style-name="T129">Veo que en la cola deseada no haya nadie</text:span><text:span text:style-name="T130"/></text:p>
              </text:list-item>
            </text:list>
          </table:table-cell>
        </table:table-row>
        <table:table-row table:style-name="TableRow0502">
          <table:table-cell table:style-name="TableCell050200">
            <text:p text:style-name="P68"><text:span text:style-name="T131">Resultado esperado</text:span><text:span text:style-name="T132"/></text:p>
          </table:table-cell>
          <table:table-cell table:style-name="TableCell050201">
            <text:p text:style-name="P68"><text:span text:style-name="T133">Que en la cola deseada no haya un hilo</text:span><text:span text:style-name="T134"/></text:p>
          </table:table-cell>
        </table:table-row>
        <table:table-row table:style-name="TableRow0503">
          <table:table-cell table:style-name="TableCell050300">
            <text:p text:style-name="P71"><text:span text:style-name="T135">Pass/Fail</text:span><text:span text:style-name="T136"/></text:p>
          </table:table-cell>
          <table:table-cell table:style-name="TableCell050301">
            <text:p text:style-name="P71"><text:span text:style-name="T137">PASS</text:span><text:span text:style-name="T138"/></text:p>
          </table:table-cell>
        </table:table-row>
      </table:table>
      <text:p text:style-name="P73"><text:span text:style-name="T1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